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3">
      <style:paragraph-properties fo:margin-left="0in" fo:margin-right="0in" fo:text-align="start" style:justify-single-word="false" fo:text-indent="-0.25in" style:auto-text-indent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DejaVu Sans Mono1" fo:font-size="10pt" style:font-size-asian="10pt" style:font-size-complex="10pt"/>
    </style:style>
    <style:style style:name="T5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76 : AtomsCheckModule 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14-02-2012</text:p>
      <text:p text:style-name="P2"/>
      <text:p text:style-name="P1"/>
      <text:h text:style-name="P10" text:outline-level="3">Abstract</text:h>
      <text:p text:style-name="P1"/>
      <text:p text:style-name="P1">There is no function to check that a given ATOMS module is OK.</text:p>
      <text:p text:style-name="P1"/>
      <text:p text:style-name="P1">This is a problem, as the list of ATOMS module is growing and it might happen that a given module well installed on ATOMS but does not work with the current version of Scilab. Another potential issue is a wrong management of the dependencies of a module. Another possible issue is a wrong description of the module because of a wrong packaging or a failure in the ATOMS system itself. </text:p>
      <text:p text:style-name="P1"/>
      <text:p text:style-name="P1">In the end, the only way to check that a module is available to users is to check this manually, may be on several platforms. But there is no atoms function to help this process.</text:p>
      <text:p text:style-name="P1"/>
      <text:p text:style-name="P1">atomsCheckModule(names [, verbose]) function,will</text:p>
      <text:list xml:id="list8495915401757098696" text:style-name="L1">
        <text:list-item>
          <text:p text:style-name="P5">install,</text:p>
        </text:list-item>
        <text:list-item>
          <text:p text:style-name="P5">load,</text:p>
        </text:list-item>
      </text:list>
      <text:list xml:id="list5291268134132930801" text:style-name="L2">
        <text:list-item>
          <text:p text:style-name="P6">run the tests,</text:p>
        </text:list-item>
      </text:list>
      <text:list xml:id="list5050116300385538817" text:style-name="L3">
        <text:list-item>
          <text:p text:style-name="P7">uninstall a given module.</text:p>
          <text:p text:style-name="P7"/>
          <text:p text:style-name="P8">It is possible to automate this task, by combining the atomsInstall, atomsLoad, atomsTest and atomsRemove functions.</text:p>
        </text:list-item>
      </text:list>
      <text:p text:style-name="P1"/>
      <text:p text:style-name="P3">See Bug 8650 for more informations (Thanks to Michael Baudin)</text:p>
      <text:h text:style-name="P10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<text:s text:c="8"/>___________________________________________ <text:s text:c="7"/></text:span></text:span></text:p>
      <text:p text:style-name="P3"><text:span text:style-name="Teletype"><text:span text:style-name="T1"><text:s text:c="20"/>scilab-branch-master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16"/>Consortium Scilab (DIGITEO)</text:span></text:span></text:p>
      <text:p text:style-name="P3"><text:span text:style-name="Teletype"><text:span text:style-name="T1"><text:s text:c="14"/>Copyright (c) 1989-2012 (INRIA)</text:span></text:span></text:p>
      <text:p text:style-name="P3"><text:span text:style-name="Teletype"><text:span text:style-name="T1"><text:s text:c="14"/>Copyright (c) 1989-2007 (ENPC)</text:span></text:span></text:p>
      <text:p text:style-name="P3"><text:span text:style-name="Teletype"><text:span text:style-name="T1"><text:s text:c="8"/>___________________________________________ <text:s text:c="7"/></text:span></text:span></text:p>
      <text:p text:style-name="P3"><text:span text:style-name="Teletype"><text:span text:style-name="T1"><text:s/></text:span></text:span></text:p>
      <text:p text:style-name="P3"><text:soft-page-break/><text:span text:style-name="Teletype"><text:span text:style-name="T1"><text:s/></text:span></text:span></text:p>
      <text:p text:style-name="P3"><text:span text:style-name="Teletype"><text:span text:style-name="T1">Startup execution:</text:span></text:span></text:p>
      <text:p text:style-name="P3"><text:span text:style-name="Teletype"><text:span text:style-name="T1"><text:s text:c="2"/>loading initial environment</text:span></text:span></text:p>
      <text:p text:style-name="P3"><text:span text:style-name="Teletype"><text:span text:style-name="T1"><text:s/></text:span></text:span></text:p>
      <text:p text:style-name="P3"><text:span text:style-name="Teletype"><text:span text:style-name="T1">--&gt;modules_to_check = ['apifun';'csv_readwrite'];</text:span></text:span></text:p>
      <text:p text:style-name="P3"><text:span text:style-name="Teletype"><text:span text:style-name="T1"><text:s/></text:span></text:span></text:p>
      <text:p text:style-name="P3"><text:span text:style-name="Teletype"><text:span text:style-name="T1">--&gt;atomsCheckModule(modules_to_check, %t)</text:span></text:span></text:p>
      <text:p text:style-name="P3"><text:span text:style-name="Teletype"><text:span text:style-name="T1"/></text:span></text:p>
      <text:p text:style-name="P3"><text:span text:style-name="Teletype"><text:span text:style-name="T1">Number of modules to check: 2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Installing ...</text:span></text:span></text:p>
      <text:p text:style-name="P3"><text:span text:style-name="Teletype"><text:span text:style-name="T1"><text:s/></text:span></text:span></text:p>
      <text:p text:style-name="P3"><text:span text:style-name="Teletype"><text:span text:style-name="T1">!apifun <text:s/>0.3.1-1 <text:s/>user <text:s/>SCIHOME\atoms\apifun\0.3.1-1 <text:s/>I <text:s/>!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Loading ...</text:span></text:span></text:p>
      <text:p text:style-name="P3"><text:span text:style-name="Teletype"><text:span text:style-name="T1"/></text:span></text:p>
      <text:p text:style-name="P3"><text:span text:style-name="Teletype"><text:span text:style-name="T1">Start Apifun</text:span></text:span></text:p>
      <text:p text:style-name="P3"><text:span text:style-name="Teletype"><text:span text:style-name="T1"><text:tab/>Load macros</text:span></text:span></text:p>
      <text:p text:style-name="P3"><text:span text:style-name="Teletype"><text:span text:style-name="T1"><text:tab/>Load help</text:span></text:span></text:p>
      <text:p text:style-name="P3"><text:span text:style-name="Teletype"><text:span text:style-name="T1"><text:tab/>Type "help apifun_overview" for quick start.</text:span></text:span></text:p>
      <text:p text:style-name="P3"><text:span text:style-name="Teletype"><text:span text:style-name="T1"/></text:span></text:p>
      <text:p text:style-name="P3"><text:span text:style-name="Teletype"><text:span text:style-name="T1"><text:s/></text:span></text:span></text:p>
      <text:p text:style-name="P3"><text:span text:style-name="Teletype"><text:span text:style-name="T1">!apifun <text:s/>0.3.1-1 <text:s/>user <text:s/>SCIHOME\atoms\apifun\0.3.1-1 <text:s/>!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Testing ...</text:span></text:span></text:p>
      <text:p text:style-name="P3"><text:span text:style-name="Teletype"><text:span text:style-name="T1"><text:s text:c="3"/>TMPDIR = E:\TEMP\SCI_TMP_4900_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3"/>001/001 - [SCIHOME\atoms\apifun\0.3.1-1] : 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3"/>001/024 - [SCIHOME\atoms\apifun\0.3.1-1] argindefault........passed</text:span></text:span></text:p>
      <text:p text:style-name="P3"><text:span text:style-name="Teletype"><text:span text:style-name="T1"><text:s text:c="3"/>002/024 - [SCIHOME\atoms\apifun\0.3.1-1] checkcallable.......passed</text:span></text:span></text:p>
      <text:p text:style-name="P3"><text:span text:style-name="Teletype"><text:span text:style-name="T1"><text:s text:c="3"/>003/024 - [SCIHOME\atoms\apifun\0.3.1-1] checkcomplex........passed</text:span></text:span></text:p>
      <text:p text:style-name="P3"><text:span text:style-name="Teletype"><text:span text:style-name="T1"><text:s text:c="3"/>004/024 - [SCIHOME\atoms\apifun\0.3.1-1] checkdims...........passed</text:span></text:span></text:p>
      <text:p text:style-name="P3"><text:span text:style-name="Teletype"><text:span text:style-name="T1"><text:s text:c="3"/>005/024 - [SCIHOME\atoms\apifun\0.3.1-1] checkflint..........passed</text:span></text:span></text:p>
      <text:p text:style-name="P3"><text:span text:style-name="Teletype"><text:span text:style-name="T1"><text:s text:c="3"/>006/024 - [SCIHOME\atoms\apifun\0.3.1-1] checkgreq...........passed</text:span></text:span></text:p>
      <text:p text:style-name="P3"><text:span text:style-name="Teletype"><text:span text:style-name="T1"><text:s text:c="3"/>007/024 - [SCIHOME\atoms\apifun\0.3.1-1] checklhs............passed</text:span></text:span></text:p>
      <text:p text:style-name="P3"><text:span text:style-name="Teletype"><text:span text:style-name="T1"><text:s text:c="3"/>008/024 - [SCIHOME\atoms\apifun\0.3.1-1] checkloweq..........passed</text:span></text:span></text:p>
      <text:p text:style-name="P3"><text:span text:style-name="Teletype"><text:span text:style-name="T1"><text:s text:c="3"/>009/024 - [SCIHOME\atoms\apifun\0.3.1-1] checkoption.........passed</text:span></text:span></text:p>
      <text:p text:style-name="P3"><text:span text:style-name="Teletype"><text:span text:style-name="T1"><text:s text:c="3"/>010/024 - [SCIHOME\atoms\apifun\0.3.1-1] checkrange..........passed</text:span></text:span></text:p>
      <text:p text:style-name="P3"><text:span text:style-name="Teletype"><text:span text:style-name="T1"><text:s text:c="3"/>011/024 - [SCIHOME\atoms\apifun\0.3.1-1] checkreal...........passed</text:span></text:span></text:p>
      <text:p text:style-name="P3"><text:span text:style-name="Teletype"><text:span text:style-name="T1"><text:s text:c="3"/>012/024 - [SCIHOME\atoms\apifun\0.3.1-1] checkrhs............passed</text:span></text:span></text:p>
      <text:p text:style-name="P3"><text:soft-page-break/><text:span text:style-name="Teletype"><text:span text:style-name="T1"><text:s text:c="3"/>013/024 - [SCIHOME\atoms\apifun\0.3.1-1] checkscalar.........passed</text:span></text:span></text:p>
      <text:p text:style-name="P3"><text:span text:style-name="Teletype"><text:span text:style-name="T1"><text:s text:c="3"/>014/024 - [SCIHOME\atoms\apifun\0.3.1-1] checksquare.........passed</text:span></text:span></text:p>
      <text:p text:style-name="P3"><text:span text:style-name="Teletype"><text:span text:style-name="T1"><text:s text:c="3"/>015/024 - [SCIHOME\atoms\apifun\0.3.1-1] checktype...........passed</text:span></text:span></text:p>
      <text:p text:style-name="P3"><text:span text:style-name="Teletype"><text:span text:style-name="T1"><text:s text:c="3"/>016/024 - [SCIHOME\atoms\apifun\0.3.1-1] checkveccol.........passed</text:span></text:span></text:p>
      <text:p text:style-name="P3"><text:span text:style-name="Teletype"><text:span text:style-name="T1"><text:s text:c="3"/>017/024 - [SCIHOME\atoms\apifun\0.3.1-1] checkvecrow.........passed</text:span></text:span></text:p>
      <text:p text:style-name="P3"><text:span text:style-name="Teletype"><text:span text:style-name="T1"><text:s text:c="3"/>018/024 - [SCIHOME\atoms\apifun\0.3.1-1] checkvector.........passed</text:span></text:span></text:p>
      <text:p text:style-name="P3"><text:span text:style-name="Teletype"><text:span text:style-name="T1"><text:s text:c="3"/>019/024 - [SCIHOME\atoms\apifun\0.3.1-1] complete............passed</text:span></text:span></text:p>
      <text:p text:style-name="P3"><text:span text:style-name="Teletype"><text:span text:style-name="T1"><text:s text:c="3"/>020/024 - [SCIHOME\atoms\apifun\0.3.1-1] complete2...........passed</text:span></text:span></text:p>
      <text:p text:style-name="P3"><text:span text:style-name="Teletype"><text:span text:style-name="T1"><text:s text:c="3"/>021/024 - [SCIHOME\atoms\apifun\0.3.1-1] expandfromsize......passed</text:span></text:span></text:p>
      <text:p text:style-name="P3"><text:span text:style-name="Teletype"><text:span text:style-name="T1"><text:s text:c="3"/>022/024 - [SCIHOME\atoms\apifun\0.3.1-1] expandvar...........passed</text:span></text:span></text:p>
      <text:p text:style-name="P3"><text:span text:style-name="Teletype"><text:span text:style-name="T1"><text:s text:c="3"/>023/024 - [SCIHOME\atoms\apifun\0.3.1-1] keyvaluepairs.......passed</text:span></text:span></text:p>
      <text:p text:style-name="P3"><text:span text:style-name="Teletype"><text:span text:style-name="T1"><text:s text:c="3"/>024/024 - [SCIHOME\atoms\apifun\0.3.1-1] bug_540.............passed</text:span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1"><text:s text:c="3"/>--------------------------------------------------------------------------</text:span></text:span></text:p>
      <text:p text:style-name="P3"><text:span text:style-name="Teletype"><text:span text:style-name="T1"><text:s text:c="3"/>Summary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3"/>tests <text:s text:c="12"/>24 - 100 % </text:span></text:span></text:p>
      <text:p text:style-name="P3"><text:span text:style-name="Teletype"><text:span text:style-name="T1"><text:s text:c="3"/>passed <text:s text:c="11"/>24 - 100 % </text:span></text:span></text:p>
      <text:p text:style-name="P3"><text:span text:style-name="Teletype"><text:span text:style-name="T1"><text:s text:c="3"/>failed <text:s text:c="12"/>0 - <text:s text:c="2"/>0 % </text:span></text:span></text:p>
      <text:p text:style-name="P3"><text:span text:style-name="Teletype"><text:span text:style-name="T1"><text:s text:c="3"/>skipped <text:s text:c="11"/>0 - <text:s text:c="2"/>0 % </text:span></text:span></text:p>
      <text:p text:style-name="P3"><text:span text:style-name="Teletype"><text:span text:style-name="T1"><text:s text:c="3"/>length <text:s text:c="12"/>23.92 sec </text:span></text:span></text:p>
      <text:p text:style-name="P3"><text:span text:style-name="Teletype"><text:span text:style-name="T1"><text:s text:c="3"/>--------------------------------------------------------------------------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Removing ...</text:span></text:span></text:p>
      <text:p text:style-name="P3"><text:span text:style-name="Teletype"><text:span text:style-name="T1"><text:tab/>the package apifun (0.3.1-1) is currently loaded, It will be removed at next Scilab start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Installing ...</text:span></text:span></text:p>
      <text:p text:style-name="P3"><text:span text:style-name="Teletype"><text:span text:style-name="T1"><text:s/></text:span></text:span></text:p>
      <text:p text:style-name="P3"><text:span text:style-name="Teletype"><text:span text:style-name="T1">!csv_readwrite <text:s/>0.6-0 <text:s/>user <text:s/>SCIHOME\atoms\csv_readwrite\0.6-0 <text:s/>I <text:s/>!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Loading ...</text:span></text:span></text:p>
      <text:p text:style-name="P3"><text:span text:style-name="Teletype"><text:span text:style-name="T1"/></text:span></text:p>
      <text:p text:style-name="P3"><text:span text:style-name="Teletype"><text:span text:style-name="T1">Start CSV read write</text:span></text:span></text:p>
      <text:p text:style-name="P3"><text:span text:style-name="Teletype"><text:span text:style-name="T1"><text:tab/>Load macros</text:span></text:span></text:p>
      <text:p text:style-name="P3"><text:span text:style-name="Teletype"><text:span text:style-name="T1"><text:tab/>Load gateways</text:span></text:span></text:p>
      <text:p text:style-name="P3"><text:span text:style-name="Teletype"><text:span text:style-name="T1"><text:tab/>Load help</text:span></text:span></text:p>
      <text:p text:style-name="P3"><text:span text:style-name="Teletype"><text:span text:style-name="T1"><text:tab/>Load demos</text:span></text:span></text:p>
      <text:p text:style-name="P3"><text:span text:style-name="Teletype"><text:span text:style-name="T1"><text:tab/>Type "demo_gui()" and search for "CSV read write" for Demonstrations.</text:span></text:span></text:p>
      <text:p text:style-name="P3"><text:span text:style-name="Teletype"><text:span text:style-name="T1"/></text:span></text:p>
      <text:p text:style-name="P3"><text:soft-page-break/><text:span text:style-name="Teletype"><text:span text:style-name="T1"><text:s/></text:span></text:span></text:p>
      <text:p text:style-name="P3"><text:span text:style-name="Teletype"><text:span text:style-name="T1">!csv_readwrite <text:s/>0.6-0 <text:s/>user <text:s/>SCIHOME\atoms\csv_readwrite\0.6-0 <text:s/>!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Testing ...</text:span></text:span></text:p>
      <text:p text:style-name="P3"><text:span text:style-name="Teletype"><text:span text:style-name="T1"><text:s text:c="3"/>TMPDIR = E:\TEMP\SCI_TMP_4900_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3"/>001/001 - [SCIHOME\atoms\csv_readwrite\0.6-0] : 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3"/>001/028 - [SCIHOME\atoms\csv_readwrite\0.6-0] csv_default....passed</text:span></text:span></text:p>
      <text:p text:style-name="P3"><text:span text:style-name="Teletype"><text:span text:style-name="T1"><text:s text:c="3"/>002/028 - [SCIHOME\atoms\csv_readwrite\0.6-0] csv_isnum......passed</text:span></text:span></text:p>
      <text:p text:style-name="P3"><text:span text:style-name="Teletype"><text:span text:style-name="T1"><text:s text:c="3"/>003/028 - [SCIHOME\atoms\csv_readwrite\0.6-0] csv_read.......passed</text:span></text:span></text:p>
      <text:p text:style-name="P3"><text:span text:style-name="Teletype"><text:span text:style-name="T1"><text:s text:c="3"/>004/028 - [SCIHOME\atoms\csv_readwrite\0.6-0] csv_read_regexppassed</text:span></text:span></text:p>
      <text:p text:style-name="P3"><text:span text:style-name="Teletype"><text:span text:style-name="T1"><text:s text:c="3"/>005/028 - [SCIHOME\atoms\csv_readwrite\0.6-0] csv_readwrite..passed</text:span></text:span></text:p>
      <text:p text:style-name="P3"><text:span text:style-name="Teletype"><text:span text:style-name="T1"><text:s text:c="3"/>006/028 - [SCIHOME\atoms\csv_readwrite\0.6-0] csv_stringToDoublepassed</text:span></text:span></text:p>
      <text:p text:style-name="P3"><text:span text:style-name="Teletype"><text:span text:style-name="T1"><text:s text:c="3"/>007/028 - [SCIHOME\atoms\csv_readwrite\0.6-0] csv_textscan...passed</text:span></text:span></text:p>
      <text:p text:style-name="P3"><text:span text:style-name="Teletype"><text:span text:style-name="T1"><text:s text:c="3"/>008/028 - [SCIHOME\atoms\csv_readwrite\0.6-0] csv_write......passed</text:span></text:span></text:p>
      <text:p text:style-name="P3"><text:span text:style-name="Teletype"><text:span text:style-name="T1"><text:s text:c="3"/>009/028 - [SCIHOME\atoms\csv_readwrite\0.6-0] bug_1..........passed</text:span></text:span></text:p>
      <text:p text:style-name="P3"><text:span text:style-name="Teletype"><text:span text:style-name="T1"><text:s text:c="3"/>010/028 - [SCIHOME\atoms\csv_readwrite\0.6-0] bug_2..........passed</text:span></text:span></text:p>
      <text:p text:style-name="P3"><text:span text:style-name="Teletype"><text:span text:style-name="T1"><text:s text:c="3"/>011/028 - [SCIHOME\atoms\csv_readwrite\0.6-0] bug_3..........passed</text:span></text:span></text:p>
      <text:p text:style-name="P3"><text:span text:style-name="Teletype"><text:span text:style-name="T1"><text:s text:c="3"/>012/028 - [SCIHOME\atoms\csv_readwrite\0.6-0] bug_4..........passed</text:span></text:span></text:p>
      <text:p text:style-name="P3"><text:span text:style-name="Teletype"><text:span text:style-name="T1"><text:s text:c="3"/>013/028 - [SCIHOME\atoms\csv_readwrite\0.6-0] bug_5..........passed</text:span></text:span></text:p>
      <text:p text:style-name="P3"><text:span text:style-name="Teletype"><text:span text:style-name="T1"><text:s text:c="3"/>014/028 - [SCIHOME\atoms\csv_readwrite\0.6-0] bug_6..........passed</text:span></text:span></text:p>
      <text:p text:style-name="P3"><text:span text:style-name="Teletype"><text:span text:style-name="T1"><text:s text:c="3"/>015/028 - [SCIHOME\atoms\csv_readwrite\0.6-0] ticket_194.....skipped: Long time duration </text:span></text:span></text:p>
      <text:p text:style-name="P3"><text:span text:style-name="Teletype"><text:span text:style-name="T1"><text:s text:c="3"/>016/028 - [SCIHOME\atoms\csv_readwrite\0.6-0] ticket_245.....passed</text:span></text:span></text:p>
      <text:p text:style-name="P3"><text:span text:style-name="Teletype"><text:span text:style-name="T1"><text:s text:c="3"/>017/028 - [SCIHOME\atoms\csv_readwrite\0.6-0] ticket_275.....passed</text:span></text:span></text:p>
      <text:p text:style-name="P3"><text:span text:style-name="Teletype"><text:span text:style-name="T1"><text:s text:c="3"/>018/028 - [SCIHOME\atoms\csv_readwrite\0.6-0] ticket_281.....passed</text:span></text:span></text:p>
      <text:p text:style-name="P3"><text:span text:style-name="Teletype"><text:span text:style-name="T1"><text:s text:c="3"/>019/028 - [SCIHOME\atoms\csv_readwrite\0.6-0] ticket_297.....passed</text:span></text:span></text:p>
      <text:p text:style-name="P3"><text:span text:style-name="Teletype"><text:span text:style-name="T1"><text:s text:c="3"/>020/028 - [SCIHOME\atoms\csv_readwrite\0.6-0] ticket_298.....passed</text:span></text:span></text:p>
      <text:p text:style-name="P3"><text:span text:style-name="Teletype"><text:span text:style-name="T1"><text:s text:c="3"/>021/028 - [SCIHOME\atoms\csv_readwrite\0.6-0] ticket_299.....passed</text:span></text:span></text:p>
      <text:p text:style-name="P3"><text:span text:style-name="Teletype"><text:span text:style-name="T1"><text:s text:c="3"/>022/028 - [SCIHOME\atoms\csv_readwrite\0.6-0] ticket_350.....passed</text:span></text:span></text:p>
      <text:p text:style-name="P3"><text:span text:style-name="Teletype"><text:span text:style-name="T1"><text:s text:c="3"/>023/028 - [SCIHOME\atoms\csv_readwrite\0.6-0] ticket_351.....passed</text:span></text:span></text:p>
      <text:p text:style-name="P3"><text:span text:style-name="Teletype"><text:span text:style-name="T1"><text:s text:c="3"/>024/028 - [SCIHOME\atoms\csv_readwrite\0.6-0] ticket_352.....passed</text:span></text:span></text:p>
      <text:p text:style-name="P3"><text:span text:style-name="Teletype"><text:span text:style-name="T1"><text:s text:c="3"/>025/028 - [SCIHOME\atoms\csv_readwrite\0.6-0] ticket_353.....passed</text:span></text:span></text:p>
      <text:p text:style-name="P3"><text:span text:style-name="Teletype"><text:span text:style-name="T1"><text:s text:c="3"/>026/028 - [SCIHOME\atoms\csv_readwrite\0.6-0] ticket_360.....passed</text:span></text:span></text:p>
      <text:p text:style-name="P3"><text:span text:style-name="Teletype"><text:span text:style-name="T1"><text:s text:c="3"/>027/028 - [SCIHOME\atoms\csv_readwrite\0.6-0] ticket_481.....passed</text:span></text:span></text:p>
      <text:p text:style-name="P3"><text:span text:style-name="Teletype"><text:span text:style-name="T1"><text:s text:c="3"/>028/028 - [SCIHOME\atoms\csv_readwrite\0.6-0] ticket_644.....passed</text:span></text:span></text:p>
      <text:p text:style-name="P3"><text:span text:style-name="Teletype"><text:span text:style-name="T1"/></text:span></text:p>
      <text:p text:style-name="P3"><text:span text:style-name="Teletype"><text:span text:style-name="T1"/></text:span></text:p>
      <text:p text:style-name="P3"><text:span text:style-name="Teletype"><text:span text:style-name="T1"><text:s text:c="3"/>--------------------------------------------------------------------------</text:span></text:span></text:p>
      <text:p text:style-name="P3"><text:span text:style-name="Teletype"><text:span text:style-name="T1"><text:s text:c="3"/>Summary</text:span></text:span></text:p>
      <text:p text:style-name="P3"><text:soft-page-break/><text:span text:style-name="Teletype"><text:span text:style-name="T1"/></text:span></text:p>
      <text:p text:style-name="P3"><text:span text:style-name="Teletype"><text:span text:style-name="T1"><text:s text:c="3"/>tests <text:s text:c="12"/>28 - 100 % </text:span></text:span></text:p>
      <text:p text:style-name="P3"><text:span text:style-name="Teletype"><text:span text:style-name="T1"><text:s text:c="3"/>passed <text:s text:c="11"/>27 - <text:s/>96 % </text:span></text:span></text:p>
      <text:p text:style-name="P3"><text:span text:style-name="Teletype"><text:span text:style-name="T1"><text:s text:c="3"/>failed <text:s text:c="12"/>0 - <text:s text:c="2"/>0 % </text:span></text:span></text:p>
      <text:p text:style-name="P3"><text:span text:style-name="Teletype"><text:span text:style-name="T1"><text:s text:c="3"/>skipped <text:s text:c="11"/>1 - <text:s text:c="2"/>3 % </text:span></text:span></text:p>
      <text:p text:style-name="P3"><text:span text:style-name="Teletype"><text:span text:style-name="T1"><text:s text:c="3"/>length <text:s text:c="12"/>20.34 sec </text:span></text:span></text:p>
      <text:p text:style-name="P3"><text:span text:style-name="Teletype"><text:span text:style-name="T1"><text:s text:c="3"/>--------------------------------------------------------------------------</text:span></text:span></text:p>
      <text:p text:style-name="P3"><text:span text:style-name="Teletype"><text:span text:style-name="T1"/></text:span></text:p>
      <text:p text:style-name="P3"><text:span text:style-name="Teletype"><text:span text:style-name="T1"><text:s text:c="2"/>* <text:s/>Removing ...</text:span></text:span></text:p>
      <text:p text:style-name="P3"><text:span text:style-name="Teletype"><text:span text:style-name="T1"><text:tab/>the package csv_readwrite (0.6-0) is currently loaded, It will be removed at next Scilab start</text:span></text:span></text:p>
      <text:p text:style-name="P3"><text:span text:style-name="Teletype"><text:span text:style-name="T1"><text:s/>ans <text:s/>=</text:span></text:span></text:p>
      <text:p text:style-name="P3"><text:span text:style-name="Teletype"><text:span text:style-name="T1"><text:s/></text:span></text:span></text:p>
      <text:p text:style-name="P3"><text:span text:style-name="Teletype"><text:span text:style-name="T1"><text:s text:c="2"/>T <text:s/></text:span></text:span></text:p>
      <text:p text:style-name="P3"><text:span text:style-name="Teletype"><text:span text:style-name="T1"><text:s text:c="2"/>T <text:s/></text:span></text:span></text:p>
      <text:h text:style-name="P10" text:outline-level="3">Changelog</text:h>
      <text:p text:style-name="P3"><text:tab/><text:span text:style-name="T2">1.0 – </text:span><text:span text:style-name="Police_20_par_20_défaut"><text:span text:style-name="T4">Allan CORNET - Initial version</text:span></text:span></text:p>
      <text:h text:style-name="P10" text:outline-level="3">Copyright</text:h>
      <text:p text:style-name="P1"><text:span text:style-name="T5"><text:tab/>This document has been placed under the license CeCILL-B.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06</dc:date>
    <meta:editing-cycles>6</meta:editing-cycles>
    <meta:editing-duration>PT39M59S</meta:editing-duration>
    <dc:creator>Eric Gallager</dc:creator>
    <meta:document-statistic meta:table-count="0" meta:image-count="0" meta:object-count="0" meta:page-count="5" meta:paragraph-count="143" meta:word-count="622" meta:character-count="6908"/>
    <meta:user-defined meta:name="Info 1"/>
    <meta:user-defined meta:name="Info 2"/>
    <meta:user-defined meta:name="Info 3"/>
    <meta:user-defined meta:name="Info 4"/>
  </office:meta>
</office:document-meta>
</file>